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haroni" svg:font-family="Aharoni" style:font-pitch="variable"/>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list-style-name="L2"/>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text-properties fo:font-weight="bold" style:font-weight-asian="bold" style:font-weight-complex="bold"/>
    </style:style>
    <style:style style:name="P25" style:family="paragraph" style:parent-style-name="Text_20_body" style:list-style-name="L16"/>
    <style:style style:name="P26" style:family="paragraph" style:parent-style-name="Text_20_body" style:list-style-name="L1">
      <style:paragraph-properties fo:margin-top="0cm" fo:margin-bottom="0cm"/>
    </style:style>
    <style:style style:name="P27" style:family="paragraph" style:parent-style-name="Heading_20_1">
      <style:paragraph-properties fo:break-before="page"/>
    </style:style>
    <style:style style:name="P28" style:family="paragraph" style:parent-style-name="Spec_20_-_20_Table_20_des_20_matières_20_-_20_Titre">
      <style:paragraph-properties fo:break-before="page"/>
    </style:style>
    <style:style style:name="P2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3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2" style:family="paragraph" style:parent-style-name="Heading_20_2">
      <style:paragraph-properties>
        <style:tab-stops>
          <style:tab-stop style:position="4.313cm"/>
        </style:tab-stops>
      </style:paragraph-properties>
      <style:text-properties style:font-name="Cambria2"/>
    </style:style>
    <style:style style:name="P33" style:family="paragraph" style:parent-style-name="Heading_20_3">
      <style:text-properties fo:font-size="14pt" fo:font-style="italic" fo:font-weight="bold" style:font-size-asian="14pt" style:font-style-asian="italic" style:font-weight-asian="bold" style:font-size-complex="14pt" style:font-style-complex="italic" style:font-weight-complex="bold"/>
    </style:style>
    <style:style style:name="P34"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fo:font-size="11pt"/>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style="italic" fo:font-weight="bold" style:font-size-asian="11pt" style:font-style-asian="italic" style:font-weight-asian="bold" style:font-size-complex="11pt" style:font-style-complex="italic" style:font-weight-complex="bold"/>
    </style:style>
    <style:style style:name="T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2" fo:font-size="11pt" style:font-size-asian="11pt" style:font-size-complex="11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ambria2"/>
    </style:style>
    <style:style style:name="T12" style:family="text">
      <style:text-properties style:font-name="Cambria2" fo:font-size="16pt" fo:font-weight="bold" style:font-size-asian="16pt" style:font-weight-asian="bold" style:font-size-complex="16pt" style:font-weight-complex="bold"/>
    </style:style>
    <style:style style:name="T13" style:family="text">
      <style:text-properties style:font-name="Cambria2" fo:font-size="16pt" style:font-size-asian="16pt" style:font-size-complex="16pt"/>
    </style:style>
    <style:style style:name="T14" style:family="text">
      <style:text-properties style:font-name="Cambria2" fo:font-size="11pt" style:font-size-asian="11pt" style:font-size-complex="11pt"/>
    </style:style>
    <style:style style:name="T15" style:family="text">
      <style:text-properties style:font-name-asian="MS Mincho"/>
    </style:style>
    <style:style style:name="T16" style:family="text">
      <style:text-properties style:font-name-complex="Tahoma3"/>
    </style:style>
    <style:style style:name="T17" style:family="text">
      <style:text-properties style:font-weight-asian="bold"/>
    </style:style>
    <style:style style:name="T18" style:family="text">
      <style:text-properties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000080" style:font-name="Arial2" fo:font-size="10pt" fo:font-weight="bold" style:font-size-asian="10pt" style:font-weight-asian="bold" style:font-size-complex="10pt" style:font-weight-complex="bold"/>
    </style:style>
    <style:style style:name="T22" style:family="text">
      <style:text-properties style:font-name="Arial2" fo:font-size="10pt" fo:font-weight="normal" style:font-size-asian="10pt" style:font-weight-asian="normal" style:font-size-complex="10pt" style:font-weight-complex="normal"/>
    </style:style>
    <style:style style:name="T23"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Arial2" fo:font-size="10pt" fo:font-weight="bold" style:font-size-asian="10pt" style:font-weight-asian="bold" style:font-size-complex="10pt" style:font-weight-complex="bold"/>
    </style:style>
    <style:style style:name="T25" style:family="text">
      <style:text-properties fo:color="#800000" style:font-name="Arial2" fo:font-size="10pt" fo:font-weight="bold" style:font-size-asian="10pt" style:font-weight-asian="bold" style:font-size-complex="10pt" style:font-weight-complex="bold"/>
    </style:style>
    <style:style style:name="T26"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Expression des besoins</text:title></text:p>
      <text:p text:style-name="P11"/>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5/01/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8">Table des matières</text:p>
          </text:index-title>
          <text:p text:style-name="P29">1 <text:s text:c="2"/>Historique du document<text:tab/><text:a xlink:type="simple" xlink:href="#__RefHeading__488_297275160" text:style-name="Internet_20_link" text:visited-style-name="Internet_20_link">4</text:a></text:p>
          <text:p text:style-name="P29">2 <text:s text:c="2"/>Introduction<text:tab/><text:a xlink:type="simple" xlink:href="#__RefHeading__494_297275160" text:style-name="Internet_20_link" text:visited-style-name="Internet_20_link">5</text:a></text:p>
          <text:p text:style-name="P30">2.1 <text:s/>Présentation du projet<text:tab/><text:a xlink:type="simple" xlink:href="#__RefHeading__498_297275160" text:style-name="Internet_20_link" text:visited-style-name="Internet_20_link">5</text:a></text:p>
          <text:p text:style-name="P31">2.1.1 <text:s/>Contexte<text:tab/><text:a xlink:type="simple" xlink:href="#__RefHeading__500_297275160" text:style-name="Internet_20_link" text:visited-style-name="Internet_20_link">5</text:a></text:p>
          <text:p text:style-name="P31">2.1.2 <text:s/>Objectifs <text:tab/><text:a xlink:type="simple" xlink:href="#__RefHeading__390_1336058694" text:style-name="Internet_20_link" text:visited-style-name="Internet_20_link">5</text:a></text:p>
          <text:p text:style-name="P30">2.2 <text:s/>Présentation du document <text:tab/><text:a xlink:type="simple" xlink:href="#__RefHeading__392_1336058694" text:style-name="Internet_20_link" text:visited-style-name="Internet_20_link">5</text:a></text:p>
          <text:p text:style-name="P30">2.3 <text:s/>Document applicables/Documents de référence <text:tab/><text:a xlink:type="simple" xlink:href="#__RefHeading__394_1336058694" text:style-name="Internet_20_link" text:visited-style-name="Internet_20_link">5</text:a></text:p>
          <text:p text:style-name="P31">2.3.1 <text:s/>Documents applicables <text:tab/><text:a xlink:type="simple" xlink:href="#__RefHeading__396_1336058694" text:style-name="Internet_20_link" text:visited-style-name="Internet_20_link">5</text:a></text:p>
          <text:p text:style-name="P31">2.3.2 <text:s/>Documents de référence <text:tab/><text:a xlink:type="simple" xlink:href="#__RefHeading__398_1336058694" text:style-name="Internet_20_link" text:visited-style-name="Internet_20_link">5</text:a></text:p>
          <text:p text:style-name="P30">2.4 <text:s/>Terminologie et Abréviations <text:tab/><text:a xlink:type="simple" xlink:href="#__RefHeading__400_1336058694" text:style-name="Internet_20_link" text:visited-style-name="Internet_20_link">5</text:a></text:p>
          <text:p text:style-name="P29">3 <text:s text:c="2"/>Fghjgfh JHJHKJJ<text:tab/><text:a xlink:type="simple" xlink:href="#__RefHeading__402_1336058694" text:style-name="Internet_20_link" text:visited-style-name="Internet_20_link">6</text:a></text:p>
          <text:p text:style-name="P29">4 <text:s text:c="2"/>Contenu <text:s/>2<text:tab/><text:a xlink:type="simple" xlink:href="#__RefHeading__404_1336058694" text:style-name="Internet_20_link" text:visited-style-name="Internet_20_link">6</text:a></text:p>
          <text:p text:style-name="P30">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7"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0-01-12">
            <text:p text:style-name="P4">12/01/2010</text:p>
          </table:table-cell>
          <table:table-cell table:style-name="Tableau1.B2" office:value-type="string">
            <text:p text:style-name="P4">De Potter Jerome</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32"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9357308" text:style-name="L1">
        <text:list-item>
          <text:p text:style-name="P26">Plan-type «dossier de gestion de la documentation»</text:p>
        </text:list-item>
        <text:list-item>
          <text:p text:style-name="P26">etc.</text:p>
        </text:list-item>
      </text:list>
      <text:h text:style-name="Heading_20_2" text:outline-level="2"><text:bookmark text:name="__RefHeading__400_1336058694"/><text:span text:style-name="T1">Terminologie et Abréviations</text:span>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text:soft-page-break/></text:p>
      <text:h text:style-name="Heading_20_1" text:outline-level="1"><text:bookmark text:name="__RefHeading__402_1336058694"/>Organisation générale de l'entreprise<text:bookmark-end text:name="__RefHeading__402_1336058694"/></text:h>
      <text:h text:style-name="Heading_20_2" text:outline-level="2">Organisation générale</text:h>
      <text:p text:style-name="Text_20_body">L'entreprise GSTP est composé d'un siège et de chantiers. </text:p>
      <text:p text:style-name="Text_20_body"/>
      <text:h text:style-name="Heading_20_2" text:outline-level="2">Siège</text:h>
      <text:p text:style-name="Text_20_body">Le siège regroupe les différentes directions administrative et structurelle de l'entreprise :</text:p>
      <text:list xml:id="list29539797" text:style-name="L2">
        <text:list-item>
          <text:list>
            <text:list-item>
              <text:p text:style-name="P13">Direction Générale (DG)</text:p>
            </text:list-item>
            <text:list-item>
              <text:p text:style-name="P13">Direction Des Ressources Humaines (DRH)</text:p>
            </text:list-item>
            <text:list-item>
              <text:p text:style-name="P13">Direction des Finances et Comptabilité (DFC)</text:p>
            </text:list-item>
            <text:list-item>
              <text:p text:style-name="P13">Direction Informatique (DI)</text:p>
            </text:list-item>
            <text:list-item>
              <text:p text:style-name="P13">Direction du Matériel (DM)</text:p>
            </text:list-item>
            <text:list-item>
              <text:p text:style-name="P13">Direction Travaux, Études et Méthodes (DTEM)</text:p>
            </text:list-item>
            <text:list-item>
              <text:p text:style-name="P13">…</text:p>
            </text:list-item>
          </text:list>
        </text:list-item>
      </text:list>
      <text:p text:style-name="Text_20_body"/>
      <text:h text:style-name="Heading_20_2" text:outline-level="2">Direction du Matériel</text:h>
      <text:p text:style-name="Text_20_body">La Direction du Matériel est rattachée à la Direction Générale. Elle a pour missions :</text:p>
      <text:list xml:id="list29651670" text:style-name="L4">
        <text:list-item>
          <text:list>
            <text:list-item>
              <text:p text:style-name="P14">d'affecter la matériel aux chantiers</text:p>
            </text:list-item>
            <text:list-item>
              <text:p text:style-name="P14">d'assurer la maintenance et la rénovation du matériel</text:p>
            </text:list-item>
            <text:list-item>
              <text:p text:style-name="P14">de gérer le stock de pièce de rechange</text:p>
            </text:list-item>
            <text:list-item>
              <text:p text:style-name="P14">de renouveler le matériel (avec l'accord de la DG)</text:p>
            </text:list-item>
            <text:list-item>
              <text:p text:style-name="P14">de facturer l'utilisation du matériel aux chantiers (chaque chantier loue son matériel à la DM)</text:p>
            </text:list-item>
          </text:list>
        </text:list-item>
      </text:list>
      <text:p text:style-name="Text_20_body"/>
      <text:p text:style-name="Text_20_body">La Direction du Matériel en trois département : Matériel, Maintenance et Achat.</text:p>
      <text:p text:style-name="Text_20_body"/>
      <text:h text:style-name="Heading_20_3" text:outline-level="3">Département Maintenance</text:h>
      <text:p text:style-name="Text_20_body">La Département Maintenance est décomposé en trois services :</text:p>
      <text:p text:style-name="Text_20_body"/>
      <text:p text:style-name="Text_20_body"><text:span text:style-name="T10">Service Gestion du Matériel </text:span>(3 personnes) : </text:p>
      <text:list xml:id="list30145371" text:style-name="L5">
        <text:list-item>
          <text:p text:style-name="P15">Gestion du planning d'affectation</text:p>
        </text:list-item>
        <text:list-item>
          <text:p text:style-name="P15">Affectation du matériel aux différent chantiers</text:p>
        </text:list-item>
      </text:list>
      <text:p text:style-name="Text_20_body"><text:soft-page-break/><text:span text:style-name="T10">Gestion du Parc Matériel </text:span>(1 personne) :</text:p>
      <text:list xml:id="list30575907" text:style-name="L8">
        <text:list-item>
          <text:p text:style-name="P16">Réception du Matériel</text:p>
        </text:list-item>
        <text:list-item>
          <text:p text:style-name="P16">Envoi du Matériel</text:p>
        </text:list-item>
        <text:list-item>
          <text:p text:style-name="P16">Gestion du parc matériel</text:p>
        </text:list-item>
      </text:list>
      <text:p text:style-name="Text_20_body"/>
      <text:p text:style-name="Text_20_body"><text:span text:style-name="T10">Facturation Matériel </text:span>(1 personne) :</text:p>
      <text:list xml:id="list30583601" text:style-name="L9">
        <text:list-item>
          <text:p text:style-name="P17">Valorisation du matériel</text:p>
        </text:list-item>
        <text:list-item>
          <text:p text:style-name="P17">Facturation du matériel</text:p>
        </text:list-item>
      </text:list>
      <text:p text:style-name="Text_20_body"/>
      <text:h text:style-name="Heading_20_3" text:outline-level="3">Département Matériel</text:h>
      <text:p text:style-name="Text_20_body">Le Département M<text:span text:style-name="T3">atériel est décomposé en 2 services :</text:span></text:p>
      <text:p text:style-name="Text_20_body"><text:span text:style-name="T3"/></text:p>
      <text:p text:style-name="Text_20_body"><text:span text:style-name="T4">Service Gestion des Pièces de Rechange</text:span><text:span text:style-name="T3"> (1 personne par magasin)</text:span></text:p>
      <text:list xml:id="list30621069" text:style-name="L10">
        <text:list-item>
          <text:p text:style-name="P18"><text:span text:style-name="T3">Approvisionnement en pièce de rechange</text:span></text:p>
        </text:list-item>
        <text:list-item>
          <text:p text:style-name="P18"><text:span text:style-name="T3">Réception des pièces de rechange</text:span></text:p>
        </text:list-item>
        <text:list-item>
          <text:p text:style-name="P18"><text:span text:style-name="T3">Valorisation des pièces de rechange</text:span></text:p>
        </text:list-item>
        <text:list-item>
          <text:p text:style-name="P18"><text:span text:style-name="T3">Gestion des pièces de rechange</text:span></text:p>
        </text:list-item>
      </text:list>
      <text:p text:style-name="Text_20_body"><text:span text:style-name="T3"/></text:p>
      <text:p text:style-name="Text_20_body"><text:span text:style-name="T3">Le stockage des pièces de rechange se fait dans des magasins. Il y a un magasin au siège et deux autres délocalisés.</text:span></text:p>
      <text:p text:style-name="Text_20_body"><text:span text:style-name="T3"/></text:p>
      <text:p text:style-name="Text_20_body"><text:span text:style-name="T4">Service de Maintenance</text:span><text:span text:style-name="T3"> (60 personnes répartis sur 40 ateliers)</text:span></text:p>
      <text:list xml:id="list30724827" text:style-name="L11">
        <text:list-item>
          <text:p text:style-name="P19"><text:span text:style-name="T3">Planification des opérations de maintenance</text:span></text:p>
        </text:list-item>
        <text:list-item>
          <text:p text:style-name="P19"><text:span text:style-name="T3">Exécution des opérations de maintenance</text:span></text:p>
        </text:list-item>
        <text:list-item>
          <text:p text:style-name="P19"><text:span text:style-name="T3">Valorisation des opérations de maintenance</text:span></text:p>
        </text:list-item>
      </text:list>
      <text:p text:style-name="Text_20_body"><text:span text:style-name="T3"/></text:p>
      <text:p text:style-name="Text_20_body"><text:span text:style-name="T3">Le travail de maintenance est effectué dans des ateliers. 8 personnes travaillent dans l'atelier principale et les autres sont répartis sur les ateliers de chantier.</text:span></text:p>
      <text:p text:style-name="Text_20_body"><text:span text:style-name="T7"/></text:p>
      <text:h text:style-name="P33" text:outline-level="3">Le Département Achat</text:h>
      <text:p text:style-name="Text_20_body"><text:span text:style-name="T3">Le Département Achat est composé de 4 petits services et emploie 2 personnes :</text:span></text:p>
      <text:p text:style-name="Text_20_body"><text:span text:style-name="T3"/></text:p>
      <text:p text:style-name="P24"><text:span text:style-name="T3">Service Gestion des Fournisseurs</text:span></text:p>
      <text:list xml:id="list31206205" text:style-name="L12">
        <text:list-item>
          <text:p text:style-name="P20"><text:span text:style-name="T3">Communication avec les fournisseurs</text:span></text:p>
        </text:list-item>
        <text:list-item>
          <text:p text:style-name="P20"><text:span text:style-name="T3">Recherche du meilleur matériel aux moindres coûts</text:span></text:p>
        </text:list-item>
      </text:list>
      <text:p text:style-name="Text_20_body"><text:soft-page-break/><text:span text:style-name="T4">Service d'Achat du Matériel</text:span></text:p>
      <text:list xml:id="list31205613" text:style-name="L13">
        <text:list-item>
          <text:p text:style-name="P21"><text:span text:style-name="T3">Achat de nouveaux matériels</text:span></text:p>
        </text:list-item>
      </text:list>
      <text:p text:style-name="Text_20_body"><text:span text:style-name="T3"/></text:p>
      <text:p text:style-name="P24"><text:span text:style-name="T3">Service d'Achat des Pièces de Rechange</text:span></text:p>
      <text:list xml:id="list31215589" text:style-name="L14">
        <text:list-item>
          <text:p text:style-name="P22"><text:span text:style-name="T3">Achat des pièces de rechange</text:span></text:p>
        </text:list-item>
      </text:list>
      <text:p text:style-name="Text_20_body"><text:span text:style-name="T3"/></text:p>
      <text:p text:style-name="P24"><text:span text:style-name="T3">Service Location du Matériel</text:span></text:p>
      <text:list xml:id="list31235840" text:style-name="L15">
        <text:list-item>
          <text:p text:style-name="P23"><text:span text:style-name="T3">Location de matériel en cas de nécessite</text:span></text:p>
        </text:list-item>
        <text:list-item>
          <text:p text:style-name="P23"><text:span text:style-name="T3">Achat d'autre prestation (maintenance, etc)</text:span></text:p>
        </text:list-item>
      </text:list>
      <text:p text:style-name="Text_20_body"><text:span text:style-name="T8"/></text:p>
      <text:h text:style-name="Heading_20_2" text:outline-level="2"><text:span text:style-name="T13">Chantiers</text:span><text:span text:style-name="T8"><text:tab/></text:span></text:h>
      <text:p text:style-name="Text_20_body"><text:span text:style-name="T8"><text:tab/>GSTP est actuellement présente sur une quarantaine de chantiers. Ceux-ci sont répartis sur un rayon de 500 km autour du siège. Les chantiers possède un possède un fonctionnement propre indépendant du siège ainsi qu'une autonomie financière. La Direction des Travaux, Études et Méthodes est en charge de la planification des chantiers.</text:span></text:p>
      <text:p text:style-name="Text_20_body"><text:span text:style-name="T8">Un chantier est décrit par : </text:span></text:p>
      <text:list xml:id="list31477102" text:style-name="L16">
        <text:list-item>
          <text:p text:style-name="P25"><text:span text:style-name="T8">Son code</text:span></text:p>
        </text:list-item>
        <text:list-item>
          <text:p text:style-name="P25"><text:span text:style-name="T8">Son nom</text:span></text:p>
        </text:list-item>
        <text:list-item>
          <text:p text:style-name="P25"><text:span text:style-name="T8">Sa localisation</text:span></text:p>
        </text:list-item>
        <text:list-item>
          <text:p text:style-name="P25"><text:span text:style-name="T8">Son type</text:span></text:p>
        </text:list-item>
        <text:list-item>
          <text:p text:style-name="P25"><text:span text:style-name="T8">Son téléphone, télex, fax</text:span></text:p>
        </text:list-item>
        <text:list-item>
          <text:p text:style-name="P25"><text:span text:style-name="T8">Ses dates de début et de fin</text:span></text:p>
        </text:list-item>
        <text:list-item>
          <text:p text:style-name="P25"><text:span text:style-name="T8">etc</text:span></text:p>
        </text:list-item>
      </text:list>
      <text:p text:style-name="Text_20_body"><text:span text:style-name="T8"/></text:p>
      <text:p text:style-name="P3"/>
      <text:p text:style-name="Spec_20_-_20_Texte_20_sans_20_mise_20_en_20_forme"><draw:frame text:anchor-type="paragraph" draw:z-index="1" draw:style-name="gr2" draw:text-style-name="P34" svg:width="17.001cm" svg:height="1.248cm" svg:x="0.501cm" svg:y="0.63cm"><draw:text-box><text:p><text:span text:style-name="T24">Note :</text:span></text:p><text:p><text:span text:style-name="T22">Ceci est une note !</text:span></text:p></draw:text-box></draw:frame></text:p>
      <text:p text:style-name="Spec_20_-_20_Texte_20_sans_20_mise_20_en_20_forme"><draw:frame text:anchor-type="paragraph" draw:z-index="3" draw:style-name="gr4" draw:text-style-name="P34" svg:width="17.001cm" svg:height="1.347cm" svg:x="0.501cm" svg:y="5.061cm"><draw:text-box><text:p><text:span text:style-name="T24">ATTENTION !</text:span></text:p><text:p><text:span text:style-name="T22">Ceci est une note importante !</text:span></text:p></draw:text-box></draw:frame><draw:frame text:anchor-type="paragraph" draw:z-index="2" draw:style-name="gr3" draw:text-style-name="P34" svg:width="17.001cm" svg:height="1.347cm" svg:x="0.501cm" svg:y="2.63cm"><draw:text-box><text:p><text:span text:style-name="T24">IMPORTANT !</text:span></text:p><text:p><text:span text:style-name="T2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4" svg:width="17.001cm" svg:height="2.567cm" svg:x="0.501cm" svg:y="2.163cm"><draw:text-box><text:p><text:span text:style-name="T21">Note aux développeurs :</text:span></text:p><text:p><text:span text:style-name="T22">Ceci est une note pour les développeurs !</text:span></text:p><text:p><text:span text:style-name="T23">Exemples</text:span><text:span text:style-name="T22"> : </text:span></text:p><text:p><text:span text:style-name="T22">- Prévoir en flexibilité : la liste pourra changer au cours du temps et être 10 fois plus longue.</text:span></text:p><text:p><text:span text:style-name="T22">- Le système AX est incompatible avec le produit AY : Utilisez la méthode BY.</text:span></text:p></draw:text-box></draw:frame><draw:frame text:anchor-type="paragraph" draw:z-index="4" draw:style-name="gr5" draw:text-style-name="P34" svg:width="17.001cm" svg:height="2.991cm" svg:x="0.501cm" svg:y="5.128cm"><draw:text-box><text:p><text:span text:style-name="T25">Note aux fonctionnels :</text:span></text:p><text:p><text:span text:style-name="T22">Ceci est une note pour les fonctionnels.</text:span></text:p><text:p><text:span text:style-name="T23">Exemple</text:span><text:span text:style-name="T22"> : </text:span></text:p><text:p><text:span text:style-name="T22">- Cette décision a été prise afin de rester en accord avec la procédure A090.</text:span></text:p><text:p><text:span text:style-name="T22">- Cette étape de validation est particulièrement importante dans le processus de gestion du magasin. Vérifiez à deux fois plutôt que d' « auto-valider ».</text:span></text:p></draw:text-box></draw:frame><draw:frame text:anchor-type="paragraph" draw:z-index="5" draw:style-name="gr6" draw:text-style-name="P34" svg:width="17.001cm" svg:height="2.991cm" svg:x="0.501cm" svg:y="9.781cm"><draw:text-box><text:p><text:span text:style-name="T26">Note aux testeurs :</text:span></text:p><text:p><text:span text:style-name="T22">Ceci est une note pour les testeurs.</text:span></text:p><text:p><text:span text:style-name="T23">Exemple</text:span><text:span text:style-name="T22"> : </text:span></text:p><text:p><text:span text:style-name="T22">- Pensez à vérifier le comportement de chaque champ obligatoire lorsqu'il est vide.</text:span></text:p><text:p><text:span text:style-name="T2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haroni" svg:font-family="Aharoni" style:font-pitch="variable"/>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Expression des besoins</text:title></text:p>
      </style:header>
      <style:footer>
        <text:p text:style-name="Spec_20_-_20_Note_20_de_20_bas_20_de_20_page">Page <text:page-number text:select-page="current">8</text:page-number> sur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25:02</meta:creation-date>
    <meta:editing-duration>PT00H14M59S</meta:editing-duration>
    <meta:editing-cycles>3</meta:editing-cycles>
    <meta:generator>OpenOffice.org/3.2$Win32 OpenOffice.org_project/320m18$Build-9502</meta:generator>
    <dc:subject>Organisation général de l'entreprise</dc:subject>
    <dc:title>Expression des besoins</dc:title>
    <meta:keyword>documentation</meta:keyword>
    <meta:keyword>spécification</meta:keyword>
    <meta:keyword>guide</meta:keyword>
    <meta:keyword>rédaction</meta:keyword>
    <dc:date>2011-01-12T11:45:58.83</dc:date>
    <meta:document-statistic meta:table-count="3" meta:image-count="0" meta:object-count="0" meta:page-count="9" meta:paragraph-count="131" meta:word-count="839" meta:character-count="5278"/>
    <meta:user-defined meta:name="Info 2"/>
    <meta:user-defined meta:name="Info 3"/>
    <meta:user-defined meta:name="Info 4"/>
    <meta:user-defined meta:name="License">&lt;a href="http://templates.services.openoffice.org/bsd-license"&gt;BSD&lt;/a&gt; </meta:user-defined>
  </office:meta>
</office:document-meta>
</file>